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4fd" officeooo:paragraph-rsid="000114fd"/>
    </style:style>
    <style:style style:name="P2" style:family="paragraph" style:parent-style-name="Standard">
      <style:text-properties officeooo:rsid="0001e048" officeooo:paragraph-rsid="0001e048"/>
    </style:style>
    <style:style style:name="P3" style:family="paragraph" style:parent-style-name="Standard">
      <style:text-properties officeooo:rsid="0003824f" officeooo:paragraph-rsid="0003824f"/>
    </style:style>
    <style:style style:name="T1" style:family="text">
      <style:text-properties officeooo:rsid="000382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git restore</text:p>
      <text:p text:style-name="P1">2.git reset--hard HEAD</text:p>
      <text:p text:style-name="P1">3.git checkout -- .</text:p>
      <text:p text:style-name="P1">4.git stash</text:p>
      <text:p text:style-name="P1"><text:s text:c="3"/>git stash apply</text:p>
      <text:p text:style-name="P1"/>
      <text:p text:style-name="P1"/>
      <text:p text:style-name="P2"><text:span text:style-name="T1">Unmodified</text:span> history:</text:p>
      <text:p text:style-name="P2"><text:span text:style-name="T1">1.</text:span>git <text:span text:style-name="T1">revert &lt;commit-hash&gt;</text:span></text:p>
      <text:p text:style-name="P3">2.git revert - -soft HEAD^</text:p>
      <text:p text:style-name="P3"/>
      <text:p text:style-name="P3">Modify history:</text:p>
      <text:p text:style-name="P3">1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8T07:26:49.157348430</meta:creation-date>
    <dc:date>2023-11-08T15:25:58.565951383</dc:date>
    <meta:editing-duration>PT1H18M19S</meta:editing-duration>
    <meta:editing-cycles>1</meta:editing-cycles>
    <meta:document-statistic meta:table-count="0" meta:image-count="0" meta:object-count="0" meta:page-count="1" meta:paragraph-count="10" meta:word-count="28" meta:character-count="171" meta:non-whitespace-character-count="151"/>
    <meta:generator>LibreOffice/6.4.7.2$Linux_X86_64 LibreOffice_project/40$Build-2</meta:generator>
  </office:meta>
</office:document-meta>
</file>